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Preformatted_20_Text">
      <style:text-properties fo:color="#000000" style:font-name="Times New Roman" fo:font-size="12pt" fo:font-weight="normal" style:font-size-asian="12pt" style:font-weight-asian="normal" style:font-size-complex="12pt" style:font-weight-complex="normal"/>
    </style:style>
    <style:style style:name="P9" style:family="paragraph" style:parent-style-name="Preformatted_20_Text">
      <style:text-properties fo:color="#000000" style:font-name="Nimbus Roman No9 L" fo:font-size="12pt" style:font-size-asian="12pt" style:font-size-complex="12pt"/>
    </style:style>
    <style:style style:name="P10"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1"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2" style:family="paragraph" style:parent-style-name="Preformatted_20_Text">
      <style:text-properties style:font-name="Nimbus Roman No9 L"/>
    </style:style>
    <style:style style:name="P13" style:family="paragraph" style:parent-style-name="Preformatted_20_Text">
      <style:text-properties style:font-name="Nimbus Roman No9 L" fo:font-size="12pt" fo:font-weight="bold" style:font-size-asian="12pt" style:font-weight-asian="bold" style:font-size-complex="12pt" style:font-weight-complex="bold"/>
    </style:style>
    <style:style style:name="P14"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15" style:family="paragraph" style:parent-style-name="Preformatted_20_Text">
      <style:text-properties style:font-name="Nimbus Roman No9 L" fo:font-size="12pt" fo:font-weight="normal" fo:background-color="#ffff00" style:font-size-asian="12pt" style:font-weight-asian="normal" style:font-size-complex="12pt" style:font-weight-complex="normal"/>
    </style:style>
    <style:style style:name="P16" style:family="paragraph" style:parent-style-name="Preformatted_20_Text">
      <style:text-properties style:font-name="Nimbus Roman No9 L" fo:font-size="12pt" style:font-size-asian="12pt" style:font-size-complex="12pt"/>
    </style:style>
    <style:style style:name="P17" style:family="paragraph" style:parent-style-name="Preformatted_20_Text">
      <style:paragraph-properties fo:margin-top="0cm" fo:margin-bottom="0.499cm"/>
      <style:text-properties style:font-name="Nimbus Roman No9 L" fo:font-size="12pt" fo:font-weight="bold" style:font-size-asian="12pt" style:font-weight-asian="bold" style:font-size-complex="12pt" style:font-weight-complex="bol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size="12pt" fo:font-weight="bold" style:font-size-asian="12pt" style:font-weight-asian="bold" style:font-size-complex="12pt" style:font-weight-complex="bold"/>
    </style:style>
    <style:style style:name="T4" style:family="text">
      <style:text-properties fo:color="#ff0000" style:font-name="Nimbus Roman No9 L" fo:font-size="12pt" fo:font-weight="bold" fo:background-color="#ffffff" style:font-size-asian="12pt" style:font-weight-asian="bold" style:font-size-complex="12pt" style:font-weight-complex="bold"/>
    </style:style>
    <style:style style:name="T5" style:family="text">
      <style:text-properties fo:color="#ff0000" fo:background-color="#ffffff"/>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style:font-name="Nimbus Roman No9 L" fo:font-size="12pt" fo:font-weight="bold" fo:background-color="#ffffff" style:font-size-asian="12pt" style:font-weight-asian="bold" style:font-size-complex="12pt" style:font-weight-complex="bold"/>
    </style:style>
    <style:style style:name="T10" style:family="text">
      <style:text-properties fo:color="#000000" fo:background-color="#ffffff"/>
    </style:style>
    <style:style style:name="T11" style:family="text">
      <style:text-properties fo:font-size="12pt" fo:font-weight="bold" style:font-size-asian="12pt" style:font-weight-asian="bold" style:font-size-complex="12pt" style:font-weight-complex="bold"/>
    </style:style>
    <style:style style:name="T12" style:family="text">
      <style:text-properties style:font-name="Nimbus Roman No9 L" fo:font-size="12pt" fo:font-weight="bold" style:font-size-asian="12pt" style:font-weight-asian="bold" style:font-size-complex="12pt" style:font-weight-complex="bold"/>
    </style:style>
    <style:style style:name="T13" style:family="text">
      <style:text-properties style:font-name="Nimbus Roman No9 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13"><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17">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text:p>
      <text:p text:style-name="P4"/>
      <text:p text:style-name="P13"><text:span text:style-name="T1">Question.</text:span><text:span text:style-name="T6"> </text:span>The comparison with existing methods for modeling dynamics of genetic networks with automata is missing. Here are a few references the authors want to check, in order to explain differences with their approach...</text:p>
      <text:p text:style-name="P13"/>
      <text:p text:style-name="P14"><text:span text:style-name="T2">Answer.</text:span> We agree that the state-of-the-art of dynamic modeling was not clearly addressed, we have rewritten the second paragraph in the introduction (in red) and added 4 additional references (2 of them suggested by the reviewer). </text:p>
      <text:p text:style-name="P16"><text:s/></text:p>
      <text:p text:style-name="P13">- For the biological system considered, the authors use two discretisation levels (section 2.3). One wanders how many discretization thresholds have to be used in more general cases. Comments on this point would be welcomed.</text:p>
      <text:p text:style-name="P16"><text:s/></text:p>
      <text:p text:style-name="P5">[LOUIS]</text:p>
      <text:p text:style-name="P4"/>
      <text:p text:style-name="P1">Reviewer 2</text:p>
      <text:p text:style-name="P4"/>
      <text:p text:style-name="P9"><text:span text:style-name="T2">Question.</text:span><text:span text:style-name="T7">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16"><text:span text:style-name="T2"/></text:p>
      <text:p text:style-name="P14"><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ext:soft-page-break/>the reviewer that this motivation was not clear in the introduction, therefore we have rewritten the second paragraph in the introduction (in red) and added 4 additional references. </text:p>
      <text:p text:style-name="P14"/>
      <text:p text:style-name="P12"><text:span text:style-name="T3">Question.</text:span><text:span text:style-name="T8"> </text:span><text:span text:style-name="T11">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12"><text:span text:style-name="T7"/></text:p>
      <text:p text:style-name="P14"><text:span text:style-name="T2">Answer.</text:span><text:span text:style-name="T7">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8"><text:span text:style-name="T7"/></text:p>
      <text:p text:style-name="P6">[LOUIS : todo figure 6]</text:p>
      <text:p text:style-name="P7"><text:span text:style-name="T7"/></text:p>
      <text:p text:style-name="Preformatted_20_Text"><text:span text:style-name="T4">Question.</text:span><text:span text:style-name="T9"> </text:span><text:span text:style-name="T12">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0"/>
      <text:p text:style-name="P6">[LOUIS : thresholds]</text:p>
      <text:p text:style-name="P6"/>
      <text:p text:style-name="P11">In sub-section “Time-series microarray dataset” of section 2.1 <text:s/>we explain that we do not model the 200 transcripts because in the PID-NCI database we only found regulatory explanations to only 12 of them. <text:s/>That is the rest of the genes were either absent in the database, or not linked to the E-cadherin protein. <text:s/>Our model studied the relation of the time-series expression with respect to the activation of the E-cadherin protein. We added a small text in this sub-section to clarify this.</text:p>
      <text:p text:style-name="P11"/>
      <text:p text:style-name="P13"><text:span text:style-name="T5">Question.</text:span><text:span text:style-name="T10">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3"><text:span text:style-name="T10"/></text:p>
      <text:p text:style-name="P15">[CARITO]</text:p>
      <text:p text:style-name="P13"/>
      <text:p text:style-name="P13"><text:span text:style-name="T1">Question.</text:span> There are numerous spelling and grammar errors.</text:p>
      <text:p text:style-name="P11"/>
      <text:p text:style-name="P6">[LOUIS/OLIVIER : run automatic spell corrector, <text:s/>and re-read the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pitch="variable" style:font-charset="x-symbol"/>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7-30T12:32:36</dc:date>
    <dc:creator>Carito Guziolowski</dc:creator>
    <meta:editing-duration>PT27M31S</meta:editing-duration>
    <meta:editing-cycles>10</meta:editing-cycles>
    <meta:generator>LibreOffice/3.5$Linux_X86_64 LibreOffice_project/350m1$Build-2</meta:generator>
    <meta:document-statistic meta:table-count="0" meta:image-count="0" meta:object-count="0" meta:page-count="2" meta:paragraph-count="25" meta:word-count="811" meta:character-count="5176" meta:non-whitespace-character-count="4372"/>
  </office:meta>
</office:document-meta>
</file>